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7.4688in" fo:margin-left="0.0021in" fo:margin-right="0.0097in" table:align="margins"/>
    </style:style>
    <style:style style:name="Tableau1.A" style:family="table-column">
      <style:table-column-properties style:column-width="4.1771in" style:rel-column-width="36652*"/>
    </style:style>
    <style:style style:name="Tableau1.B" style:family="table-column">
      <style:table-column-properties style:column-width="3.2917in" style:rel-column-width="28883*"/>
    </style:style>
    <style:style style:name="Tableau1.1" style:family="table-row">
      <style:table-row-properties style:min-row-height="0.0521in" style:use-optimal-row-height="false"/>
    </style:style>
    <style:style style:name="Tableau1.A1" style:family="table-cell">
      <style:table-cell-properties fo:padding-left="0.0069in" fo:padding-right="0.0069in" fo:padding-top="0in" fo:padding-bottom="0in" fo:border="none" style:writing-mode="lr-tb"/>
    </style:style>
    <style:style style:name="Tableau2" style:family="table">
      <style:table-properties style:width="7.4715in" fo:margin-left="0.0021in" table:align="left"/>
    </style:style>
    <style:style style:name="Tableau2.A" style:family="table-column">
      <style:table-column-properties style:column-width="0.7861in"/>
    </style:style>
    <style:style style:name="Tableau2.B" style:family="table-column">
      <style:table-column-properties style:column-width="3.7826in"/>
    </style:style>
    <style:style style:name="Tableau2.C" style:family="table-column">
      <style:table-column-properties style:column-width="1.2944in"/>
    </style:style>
    <style:style style:name="Tableau2.D" style:family="table-column">
      <style:table-column-properties style:column-width="0.7514in"/>
    </style:style>
    <style:style style:name="Tableau2.E" style:family="table-column">
      <style:table-column-properties style:column-width="0.8569in"/>
    </style:style>
    <style:style style:name="Tableau2.A1" style:family="table-cell">
      <style:table-cell-properties fo:padding="0.0382in" fo:border-left="none" fo:border-right="none" fo:border-top="none" fo:border-bottom="0.5pt solid #000000" style:writing-mode="lr-tb"/>
    </style:style>
    <style:style style:name="Tableau2.A2" style:family="table-cell">
      <style:table-cell-properties fo:padding="0.0382in" fo:border-left="none" fo:border-right="none" fo:border-top="0.5pt solid #cccccc" fo:border-bottom="none" style:writing-mode="lr-tb"/>
    </style:style>
    <style:style style:name="Tableau2.A3" style:family="table-cell">
      <style:table-cell-properties fo:padding="0.0382in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2in"/>
    </style:style>
    <style:style style:name="Tableau2.A4" style:family="table-cell">
      <style:table-cell-properties fo:padding="0.0382in" fo:border="none" style:writing-mode="lr-tb"/>
    </style:style>
    <style:style style:name="Tableau3" style:family="table">
      <style:table-properties style:width="2.3431in" fo:margin-left="5.1375in" table:align="left"/>
    </style:style>
    <style:style style:name="Tableau3.A" style:family="table-column">
      <style:table-column-properties style:column-width="1.1563in"/>
    </style:style>
    <style:style style:name="Tableau3.B" style:family="table-column">
      <style:table-column-properties style:column-width="1.1868in"/>
    </style:style>
    <style:style style:name="Tableau3.A1" style:family="table-cell">
      <style:table-cell-properties fo:padding="0.0382in" fo:border-left="none" fo:border-right="none" fo:border-top="0.05pt solid #000000" fo:border-bottom="none" style:writing-mode="lr-tb"/>
    </style:style>
    <style:style style:name="Tableau3.A2" style:family="table-cell">
      <style:table-cell-properties fo:padding="0.0382in" fo:border="none" style:writing-mode="lr-tb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text-properties fo:font-size="2pt" style:font-size-asian="2pt" style:font-size-complex="2pt"/>
    </style:style>
    <style:style style:name="P11" style:family="paragraph" style:parent-style-name="Text_20_body">
      <style:text-properties officeooo:paragraph-rsid="002764d2"/>
    </style:style>
    <style:style style:name="P12" style:family="paragraph" style:parent-style-name="Heading_20_6">
      <style:text-properties style:font-name="Arial" fo:font-size="10pt" style:font-size-asian="10pt" style:font-size-complex="10pt"/>
    </style:style>
    <style:style style:name="P13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14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15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17" style:family="paragraph" style:parent-style-name="Heading_20_1">
      <style:text-properties officeooo:paragraph-rsid="002764d2"/>
    </style:style>
    <style:style style:name="P18" style:family="paragraph" style:parent-style-name="Heading_20_1">
      <style:text-properties officeooo:paragraph-rsid="002ad4f3"/>
    </style:style>
    <style:style style:name="T1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Arial" fo:font-size="16pt" fo:font-weight="bold" officeooo:rsid="002764d2" style:font-size-asian="16pt" style:font-weight-asian="bold" style:font-size-complex="16pt" style:font-weight-complex="bold"/>
    </style:style>
    <style:style style:name="T3" style:family="text">
      <style:text-properties fo:color="#000000" style:font-name="Arial" fo:font-size="16pt" fo:font-weight="bold" officeooo:rsid="002ad4f3" style:font-size-asian="16pt" style:font-weight-asian="bold" style:font-size-complex="16pt" style:font-weight-complex="bold"/>
    </style:style>
    <style:style style:name="T4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ext-input text:description="&lt;for each=&quot;o in objects&quot;&gt;">&lt;for each o in objects&gt;</text:text-input> </text:p>
      <text:p text:style-name="P10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/>
            <text:p text:style-name="P7"><text:text-input text:description="&lt;if test=&quot;o.partner_id and o.partner_id.ref&quot;&gt;">&lt;if customer code&gt;</text:text-input><text:text-input text:description="&lt;_(&quot;Customer code:&quot;)&gt;">Customer code:</text:text-input> <text:text-input text:description="&lt;o.partner_id.ref&gt;">Customer ref</text:text-input> <text:text-input text:description="&lt;/if&gt;">&lt;/if&gt;</text:text-input></text:p>
            <text:p text:style-name="P7"><text:text-input text:description="&lt;if test=&quot;o.partner_id.vat&quot;&gt;">&lt;if VAT&gt;</text:text-input><text:text-input text:description="&lt;_(&quot;TIN:&quot;)&gt;">TIN:</text:text-input> <text:text-input text:description="&lt;o.partner_id.vat&gt;">VAT partner</text:text-input><text:text-input text:description="&lt;/if&gt;">&lt;/if&gt;</text:text-input></text:p>
            <text:p text:style-name="P7"/>
            <text:p text:style-name="P7"/>
            <text:h text:style-name="P17" text:outline-level="1"><text:span text:style-name="Police_20_par_20_défaut"><text:span text:style-name="T2"><text:text-input text:description="&lt;if test=&quot;o.state == 'draft'&quot;&gt;">&lt;if type_quotation&gt;</text:text-input></text:span></text:span></text:h>
            <text:h text:style-name="P18" text:outline-level="1"><text:span text:style-name="Police_20_par_20_défaut"><text:span text:style-name="T3"><text:text-input text:description="&lt;_(&quot;Draft Quotation&quot;)&gt;">Draft</text:text-input></text:span></text:span><text:bookmark-start text:name="__DdeLink__1120_1407961509"/><text:span text:style-name="Police_20_par_20_défaut"><text:span text:style-name="T2"> </text:span></text:span><text:span text:style-name="Police_20_par_20_défaut"><text:span text:style-name="T2"><text:text-input text:description="&lt;o.name&gt;">SOXXXXX</text:text-input></text:span></text:span><text:bookmark-end text:name="__DdeLink__1120_1407961509"/></text:h>
            <text:h text:style-name="P17" text:outline-level="1"><text:span text:style-name="Police_20_par_20_défaut"><text:span text:style-name="T1"><text:text-input text:description="&lt;/if&gt;">&lt;/if&gt;</text:text-input></text:span></text:span></text:h>
            <text:h text:style-name="P17" text:outline-level="1"><text:span text:style-name="Police_20_par_20_défaut"><text:span text:style-name="T2"><text:text-input text:description="&lt;if test=&quot;o.state == 'sent'&quot;&gt;">&lt;if type quotation send&gt;</text:text-input></text:span></text:span></text:h>
            <text:h text:style-name="P17" text:outline-level="1"><text:span text:style-name="Police_20_par_20_défaut"><text:span text:style-name="T2"><text:text-input text:description="&lt;_(&quot;Quotation&quot;)&gt;">Quotation</text:text-input></text:span></text:span><text:span text:style-name="Police_20_par_20_défaut"><text:span text:style-name="T2"> </text:span></text:span><text:span text:style-name="Police_20_par_20_défaut"><text:span text:style-name="T2"><text:text-input text:description="&lt;o.name&gt;">SOXXXXX</text:text-input></text:span></text:span></text:h>
            <text:h text:style-name="P17" text:outline-level="1"><text:span text:style-name="Police_20_par_20_défaut"><text:span text:style-name="T1"><text:text-input text:description="&lt;/if&gt;">&lt;/if&gt;</text:text-input></text:span></text:span></text:h>
            <text:h text:style-name="P17" text:outline-level="1"><text:bookmark-start text:name="__DdeLink__318_1844973400"/><text:span text:style-name="Police_20_par_20_défaut"><text:span text:style-name="T2"><text:text-input text:description="&lt;if test=&quot;o.state == 'sale'&quot;&gt;">&lt;if type sale&gt;</text:text-input></text:span></text:span></text:h>
            <text:h text:style-name="P17" text:outline-level="1"><text:span text:style-name="Police_20_par_20_défaut"><text:span text:style-name="T2"><text:text-input text:description="&lt;_(&quot;Sale Order&quot;)&gt;">Sale Order</text:text-input></text:span></text:span><text:span text:style-name="Police_20_par_20_défaut"><text:span text:style-name="T2"> </text:span></text:span><text:bookmark-start text:name="__DdeLink__1131_1407961509"/><text:span text:style-name="Police_20_par_20_défaut"><text:span text:style-name="T2"><text:text-input text:description="&lt;o.name&gt;">SOXXXXX</text:text-input></text:span></text:span><text:bookmark-end text:name="__DdeLink__1131_1407961509"/></text:h>
            <text:h text:style-name="P17" text:outline-level="1"><text:span text:style-name="Police_20_par_20_défaut"><text:span text:style-name="T1"><text:text-input text:description="&lt;/if&gt;">&lt;/if&gt;</text:text-input></text:span></text:span><text:bookmark-end text:name="__DdeLink__318_1844973400"/></text:h>
            <text:h text:style-name="P18" text:outline-level="1"><text:span text:style-name="Police_20_par_20_défaut"><text:span text:style-name="T3"><text:text-input text:description="&lt;if test=&quot;o.state == 'done'&quot;&gt;">&lt;if state done&gt;</text:text-input></text:span></text:span></text:h>
            <text:h text:style-name="P18" text:outline-level="1"><text:span text:style-name="Police_20_par_20_défaut"><text:span text:style-name="T2"><text:text-input text:description="&lt;_(&quot;Sale Order&quot;)&gt;">Sale Order</text:text-input></text:span></text:span><text:span text:style-name="Police_20_par_20_défaut"><text:span text:style-name="T2"> </text:span></text:span><text:bookmark-start text:name="__DdeLink__1131_14079615091"/><text:span text:style-name="Police_20_par_20_défaut"><text:span text:style-name="T2"><text:text-input text:description="&lt;o.name&gt;">SOXXXXX</text:text-input></text:span></text:span><text:bookmark-end text:name="__DdeLink__1131_14079615091"/></text:h>
            <text:h text:style-name="P18" text:outline-level="1"><text:span text:style-name="Police_20_par_20_défaut"><text:span text:style-name="T1"><text:text-input text:description="&lt;/if&gt;">&lt;/if&gt;</text:text-input></text:span></text:span></text:h>
            <text:h text:style-name="P17" text:outline-level="1"><text:span text:style-name="Police_20_par_20_défaut"><text:span text:style-name="T1"><text:text-input text:description="&lt;if test=&quot;o.state == 'cancel'&quot;&gt;">&lt;if cancelled&gt;</text:text-input></text:span></text:span></text:h>
            <text:h text:style-name="P17" text:outline-level="1"><text:span text:style-name="Police_20_par_20_défaut"><text:span text:style-name="T2"><text:text-input text:description="&lt;_(&quot;Cancelled Sale Order&quot;)&gt;">Cancelled Sale Order</text:text-input></text:span></text:span><text:span text:style-name="Police_20_par_20_défaut"><text:span text:style-name="T1"> </text:span></text:span><text:span text:style-name="Police_20_par_20_défaut"><text:span text:style-name="T2"><text:text-input text:description="&lt;o.name&gt;">SOXXXXX</text:text-input></text:span></text:span></text:h>
            <text:h text:style-name="P17" text:outline-level="1"><text:span text:style-name="Police_20_par_20_défaut"><text:span text:style-name="T1"><text:text-input text:description="&lt;/if&gt;">&lt;/if&gt;</text:text-input></text:span></text:span></text:h>
            <text:p text:style-name="P11"><text:span text:style-name="Police_20_par_20_défaut"><text:span text:style-name="T1"/></text:span></text:p>
            <text:p text:style-name="P9"><text:span text:style-name="T4"><text:text-input text:description="&lt;_(&quot;Dated&quot;)&gt;">Dated</text:text-input></text:span><text:span text:style-name="T4"> </text:span><text:span text:style-name="T4"><text:text-input text:description="&lt;o.date_order&gt;">2014-05-13</text:text-input></text:span></text:p>
          </table:table-cell>
          <table:table-cell table:style-name="Tableau1.A1" office:value-type="string">
            <text:p text:style-name="P5"/>
            <text:p text:style-name="P5"/>
            <text:p text:style-name="P1"/>
            <text:p text:style-name="P1"/>
            <text:p text:style-name="P5"><text:text-input text:description="&lt;if test=&quot;o.partner_id.parent_id and o.partner_id.parent_id.name&quot;&gt;">&lt;if company&gt;</text:text-input></text:p>
            <text:p text:style-name="P5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5"><text:text-input text:description="&lt;/if&gt;">&lt;/if&gt;</text:text-input></text:p>
            <text:p text:style-name="P5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5"><text:text-input text:description="&lt;display_address(o.partner_id,True)&gt;">Address
2 lines</text:text-input></text:p>
            <text:p text:style-name="P1"/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13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12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14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14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15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8"><text:text-input text:description="&lt;for each=&quot;line in o.order_line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5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5"><text:text-input text:description="&lt;line.name&gt;">Name</text:text-input></text:p>
          </table:table-cell>
          <table:table-cell table:style-name="Tableau2.A3" office:value-type="string">
            <text:p text:style-name="P6"><text:text-input text:description="&lt;formatLang(line.product_uom_qty, digits=0)&gt;">112</text:text-input></text:p>
          </table:table-cell>
          <table:table-cell table:style-name="Tableau2.A3" office:value-type="string">
            <text:p text:style-name="P6"><text:text-input text:description="&lt;formatLang(line.price_unit or 0.00)&gt;">100 000</text:text-input> <text:text-input text:description="&lt;o.currency_id.symbol&gt;">€</text:text-input></text:p>
          </table:table-cell>
          <table:table-cell table:style-name="Tableau2.A3" office:value-type="string">
            <text:p text:style-name="P6"><text:text-input text:description="&lt;formatLang(line.price_subtotal or 0.00)&gt;">100 000,00</text:text-input> 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8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soft-page-break/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text-input text:description="&lt;_(&quot;Net Total&quot;)&gt;">Net Tota</text:text-input></text:p>
          </table:table-cell>
          <table:table-cell table:style-name="Tableau3.A1" office:value-type="string">
            <text:p text:style-name="P3"><text:text-input text:description="&lt;formatLang(o.amount_untaxed)&gt;">1 000 000,00</text:text-input> 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5"><text:text-input text:description="&lt;_(&quot;Taxes&quot;)&gt;">Taxes</text:text-input></text:p>
          </table:table-cell>
          <table:table-cell table:style-name="Tableau3.A2" office:value-type="string">
            <text:p text:style-name="P6"><text:s/><text:text-input text:description="&lt;formatLang(o.amount_tax)&gt;">100 000,00</text:text-input> 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2"><text:text-input text:description="&lt;_(&quot;Total&quot;)&gt;">Total</text:text-input></text:p>
          </table:table-cell>
          <table:table-cell table:style-name="Tableau3.A1" office:value-type="string">
            <text:p text:style-name="P3"><text:s/><text:text-input text:description="&lt;formatLang(o.amount_total)&gt;">1 000 000,00</text:text-input> <text:text-input text:description="&lt;o.currency_id.symbol&gt;">€</text:text-input></text:p>
          </table:table-cell>
        </table:table-row>
      </table:table>
      <text:p text:style-name="P5"><text:text-input text:description="&lt;_(&quot;Due date&quot;)&gt;">Due date</text:text-input> : <text:text-input text:description="&lt;formatLang(o.validity_date, date=True)&gt;">2014-06-01</text:text-input></text:p>
      <text:p text:style-name="P5"/>
      <text:p text:style-name="P5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5"/>
      <text:p text:style-name="P5"><text:text-input text:description="&lt;if test=&quot;o.note&quot;&gt;">&lt;if comment&gt;</text:text-input><text:text-input text:description="&lt;o.note&gt;">Notes</text:text-input><text:text-input text:description="&lt;/if&gt;">&lt;/if&gt;</text:text-input></text:p>
      <text:p text:style-name="P9"/>
      <text:p text:style-name="P9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29in" fo:margin-bottom="0.3937in" fo:margin-left="0.3937in" fo:margin-right="0.3937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ules </meta:initial-creator>
    <meta:creation-date>2011-08-03T10:16:00Z</meta:creation-date>
    <dc:date>2017-08-28T15:41:35.686446707</dc:date>
    <meta:editing-cycles>508</meta:editing-cycles>
    <meta:editing-duration>PT5H52M31S</meta:editing-duration>
    <dc:creator>Pasquier Alexis</dc:creator>
    <meta:document-statistic meta:table-count="3" meta:image-count="0" meta:object-count="0" meta:page-count="2" meta:paragraph-count="47" meta:word-count="261" meta:character-count="803" meta:non-whitespace-character-count="737"/>
    <meta:template xlink:type="simple" xlink:actuate="onRequest" xlink:title="" xlink:href="Normal.dotm"/>
  </office:meta>
</office:document-meta>
</file>